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enlo" svg:font-family="Menlo"/>
    <style:font-face style:name="Menlo-Regular" svg:font-family="Menlo-Regular"/>
    <style:font-face style:name="Menlo1" svg:font-family="Menl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Heading_20_3">
      <style:text-properties fo:font-weight="bold" style:font-weight-asian="bold" style:font-weight-complex="bold"/>
    </style:style>
    <style:style style:name="P3" style:family="paragraph" style:parent-style-name="Standard" style:list-style-name="L1">
      <style:paragraph-properties fo:padding="0.049cm" fo:border="0.035cm solid #000000" style:shadow="none"/>
      <style:text-properties fo:font-size="10pt" style:font-size-asian="10pt" style:font-size-complex="10pt"/>
    </style:style>
    <style:style style:name="P4" style:family="paragraph" style:parent-style-name="Standard" style:list-style-name="L1">
      <style:paragraph-properties fo:padding="0.049cm" fo:border="0.035cm solid #000000" style:shadow="none" style:join-border="false"/>
      <style:text-properties style:font-name="Menlo1" fo:font-size="10pt" style:font-size-asian="10pt" style:font-size-complex="10pt"/>
    </style:style>
    <style:style style:name="P5" style:family="paragraph" style:parent-style-name="Standard" style:list-style-name="L1">
      <style:paragraph-properties fo:padding="0.049cm" fo:border="0.035cm solid #000000" style:shadow="none" style:join-border="false"/>
    </style:style>
    <style:style style:name="P6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text-properties fo:font-weight="bold" style:font-weight-asian="bold" style:font-weight-complex="bold"/>
    </style:style>
    <style:style style:name="P9" style:family="paragraph" style:parent-style-name="Text_20_body" style:list-style-name="L1">
      <style:text-properties fo:font-weight="normal" style:font-weight-asian="normal" style:font-weight-complex="normal"/>
    </style:style>
    <style:style style:name="P10" style:family="paragraph" style:parent-style-name="Text_20_body" style:list-style-name="L1">
      <style:paragraph-properties fo:padding="0.049cm" fo:border="0.035cm solid #000000" style:shadow="none"/>
    </style:style>
    <style:style style:name="P11" style:family="paragraph" style:parent-style-name="Text_20_body" style:list-style-name="L1">
      <style:paragraph-properties fo:padding="0.049cm" fo:border="0.035cm solid #000000" style:shadow="none" style:join-border="false"/>
      <style:text-properties fo:font-size="10pt" style:font-size-asian="10pt" style:font-size-complex="10pt"/>
    </style:style>
    <style:style style:name="T1" style:family="text">
      <style:text-properties style:font-name="Menlo" fo:font-size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color="#b3b3b3" style:font-name="Menlo" fo:font-size="10pt"/>
    </style:style>
    <style:style style:name="T11" style:family="text">
      <style:text-properties fo:color="#b3b3b3" style:font-name="Menlo1" fo:font-size="10pt" fo:font-weight="normal" style:font-name-asian="Menlo-Regular" style:font-size-asian="10pt" style:font-weight-asian="normal" style:font-name-complex="Menlo-Regular" style:font-size-complex="10pt" style:font-weight-complex="normal"/>
    </style:style>
    <style:style style:name="T12" style:family="text">
      <style:text-properties fo:color="#b3b3b3" style:font-name="Menlo1" fo:font-size="10pt" style:font-name-asian="Menlo-Regular" style:font-size-asian="10pt" style:font-name-complex="Menlo-Regular" style:font-size-complex="10pt"/>
    </style:style>
    <style:style style:name="T13" style:family="text">
      <style:text-properties fo:color="#000000" style:font-name="Menlo-Regular" fo:font-size="10pt" fo:font-weight="bold" style:font-name-asian="Menlo-Regular" style:font-size-asian="10pt" style:font-weight-asian="bold" style:font-name-complex="Menlo-Regular" style:font-size-complex="10pt" style:font-weight-complex="bold"/>
    </style:style>
    <style:style style:name="T14" style:family="text">
      <style:text-properties fo:color="#000000" style:font-name="Menlo-Regular" fo:font-weight="normal" style:font-name-asian="Menlo-Regular" style:font-weight-asian="normal" style:font-name-complex="Menlo-Regular" style:font-weight-complex="normal"/>
    </style:style>
    <style:style style:name="T15" style:family="text">
      <style:text-properties fo:color="#000000" style:font-name="Menlo-Regular" style:font-name-asian="Menlo-Regular" style:font-name-complex="Menlo-Regular"/>
    </style:style>
    <style:style style:name="T16" style:family="text">
      <style:text-properties fo:color="#000000" style:font-name="Menlo1" fo:font-size="10pt" style:font-name-asian="Menlo-Regular" style:font-size-asian="10pt" style:font-name-complex="Menlo-Regular" style:font-size-complex="10pt"/>
    </style:style>
    <style:style style:name="T17" style:family="text">
      <style:text-properties fo:color="#000000" style:font-name="Menlo1" fo:font-size="10pt" fo:font-weight="bold" style:font-name-asian="Menlo-Regular" style:font-size-asian="10pt" style:font-weight-asian="bold" style:font-name-complex="Menlo-Regular" style:font-size-complex="10pt" style:font-weight-complex="bold"/>
    </style:style>
    <style:style style:name="T18" style:family="text">
      <style:text-properties fo:color="#000000" style:font-name-asian="Menlo-Regular" style:font-name-complex="Menlo-Regular"/>
    </style:style>
    <style:style style:name="T19" style:family="text">
      <style:text-properties fo:color="#2b839f" style:font-name="Menlo-Regular" fo:font-size="10pt" fo:font-weight="bold" style:font-name-asian="Menlo-Regular" style:font-size-asian="10pt" style:font-weight-asian="bold" style:font-name-complex="Menlo-Regular" style:font-size-complex="10pt" style:font-weight-complex="bold"/>
    </style:style>
    <style:style style:name="T20" style:family="text">
      <style:text-properties fo:color="#2b839f" style:font-name="Menlo-Regular" style:font-name-asian="Menlo-Regular" style:font-name-complex="Menlo-Regular"/>
    </style:style>
    <style:style style:name="T21" style:family="text">
      <style:text-properties fo:color="#2b839f" style:font-name="Menlo1" fo:font-size="10pt" style:font-name-asian="Menlo-Regular" style:font-size-asian="10pt" style:font-name-complex="Menlo-Regular" style:font-size-complex="10pt"/>
    </style:style>
    <style:style style:name="T22" style:family="text">
      <style:text-properties fo:color="#2b839f" style:font-name-asian="Menlo-Regular" style:font-name-complex="Menlo-Regular"/>
    </style:style>
    <style:style style:name="T23" style:family="text">
      <style:text-properties fo:color="#a31515" style:font-name="Menlo-Regular" style:font-name-asian="Menlo-Regular" style:font-name-complex="Menlo-Regular"/>
    </style:style>
    <style:style style:name="T24" style:family="text">
      <style:text-properties fo:color="#a31515" style:font-name="Menlo1" fo:font-size="10pt" style:font-name-asian="Menlo-Regular" style:font-size-asian="10pt" style:font-name-complex="Menlo-Regular" style:font-size-complex="10pt"/>
    </style:style>
    <style:style style:name="T25" style:family="text">
      <style:text-properties fo:color="#a31515" style:font-name-asian="Menlo-Regular" style:font-name-complex="Menlo-Regular"/>
    </style:style>
    <style:style style:name="T26" style:family="text">
      <style:text-properties fo:color="#0000ff" style:font-name="Menlo-Regular" fo:font-size="10pt" fo:font-weight="bold" style:font-name-asian="Menlo-Regular" style:font-size-asian="10pt" style:font-weight-asian="bold" style:font-name-complex="Menlo-Regular" style:font-size-complex="10pt" style:font-weight-complex="bold"/>
    </style:style>
    <style:style style:name="T27" style:family="text">
      <style:text-properties fo:color="#0000ff" style:font-name="Menlo-Regular" fo:font-weight="normal" style:font-name-asian="Menlo-Regular" style:font-weight-asian="normal" style:font-name-complex="Menlo-Regular" style:font-weight-complex="normal"/>
    </style:style>
    <style:style style:name="T28" style:family="text">
      <style:text-properties fo:color="#0000ff" style:font-name="Menlo-Regular" style:font-name-asian="Menlo-Regular" style:font-name-complex="Menlo-Regular"/>
    </style:style>
    <style:style style:name="T29" style:family="text">
      <style:text-properties fo:color="#0000ff" style:font-name="Menlo1" fo:font-size="10pt" style:font-name-asian="Menlo-Regular" style:font-size-asian="10pt" style:font-name-complex="Menlo-Regular" style:font-size-complex="10pt"/>
    </style:style>
    <style:style style:name="T30" style:family="text">
      <style:text-properties fo:color="#0000ff" style:font-name-asian="Menlo-Regular" style:font-name-complex="Menlo-Regula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IKitFromCode Tutorial</text:h>
      <text:p text:style-name="P1">Getting Started: <text:span text:style-name="T9">Start a new project in XCode.</text:span></text:p>
      <text:p text:style-name="P6"><text:tab/><text:tab/><text:tab/>-- use the “Single View Application” Template</text:p>
      <text:p text:style-name="P6"><text:tab/><text:tab/><text:tab/>-- call the project “UIKitFromCode”</text:p>
      <text:p text:style-name="P6"><text:tab/><text:tab/><text:tab/>-- enable Automatic Reference Counting</text:p>
      <text:p text:style-name="P6"><text:tab/><text:tab/><text:tab/>-- Do not use Storyboards</text:p>
      <text:p text:style-name="P6"><text:tab/><text:tab/><text:tab/>-- Set the Device for iPhone only</text:p>
      <text:h text:style-name="Heading_20_3" text:outline-level="3">Part 1</text:h>
      <text:p text:style-name="Text_20_body"><text:span text:style-name="T2">Objective:</text:span> Add a button to a view using code.</text:p>
      <text:list xml:id="list1701897864" text:style-name="L1">
        <text:list-item>
          <text:p text:style-name="P7">Add the following code to the <text:span text:style-name="T3">viewDidLoad</text:span> selector of <text:span text:style-name="T2">ViewController.m</text:span><text:span text:style-name="T6">. </text:span></text:p>
          <text:p text:style-name="P10"><text:span text:style-name="T10">- (void)viewDidLoad <text:line-break/>{ <text:line-break/><text:tab/>[super viewDidLoad];<text:line-break/><text:tab/></text:span><text:span text:style-name="T21">UIButton</text:span><text:span text:style-name="T16"> *myButton = [</text:span><text:span text:style-name="T21">UIButton</text:span><text:span text:style-name="T16"> </text:span><text:span text:style-name="T21">buttonWithType</text:span><text:span text:style-name="T16">:</text:span><text:span text:style-name="T21">UIButtonTypeRoundedRect</text:span><text:span text:style-name="T16">];<text:line-break/><text:tab/>myButton.</text:span><text:span text:style-name="T21">frame</text:span><text:span text:style-name="T16"> = </text:span><text:span text:style-name="T21">CGRectMake</text:span><text:span text:style-name="T16">(50., 50., 100., 50.);<text:line-break/><text:tab/>[myButton </text:span><text:span text:style-name="T21">setTitle</text:span><text:span text:style-name="T16">:</text:span><text:span text:style-name="T24">@"Click me"</text:span><text:span text:style-name="T16"> </text:span><text:span text:style-name="T21">forState</text:span><text:span text:style-name="T16">:</text:span><text:span text:style-name="T21">UIControlStateNormal</text:span><text:span text:style-name="T16">];<text:line-break/><text:tab/>[</text:span><text:span text:style-name="T29">self</text:span><text:span text:style-name="T16">.</text:span><text:span text:style-name="T21">view</text:span><text:span text:style-name="T16"> </text:span><text:span text:style-name="T21">addSubview</text:span><text:span text:style-name="T16">:myButton];</text:span><text:span text:style-name="T1"><text:line-break/></text:span><text:span text:style-name="T10">}</text:span></text:p>
          <text:p text:style-name="P8">What this does: <text:span text:style-name="T9">This creates a UIButton object and sets it's display type. <text:s/><text:line-break/>The second line sets the button's frame, because without a frame it wouldn't know where to be drawn on the screen. <text:s/><text:line-break/>The third line of code sets the title of the button for the particular “control state”. <text:s/>This allows a different title for each state of the button. <text:s/>(ie: normal, highlight, selected, etc...)<text:line-break/>Finally, we add the button as a child view of the main view by using the “addSubview” selector.<text:line-break/><text:line-break/>NOTE: The scope of the </text:span><text:span text:style-name="T4">myButton</text:span><text:span text:style-name="T9"> variable is only within the </text:span><text:span text:style-name="T4">viewDidLoad</text:span><text:span text:style-name="T9"> selector. <text:s/>Once that function is finished, the button can no longer be referred to by that variable name.</text:span></text:p>
        </text:list-item>
      </text:list>
      <text:p text:style-name="Text_20_body"/>
      <text:list xml:id="list1325591971" text:continue-numbering="true" text:style-name="L1">
        <text:list-item>
          <text:p text:style-name="P7"><text:span text:style-name="T8">RUN THE APP. <text:s/></text:span><text:span text:style-name="T9">The button should appear on the screen. <text:s/>However, our button doesn't do anything when it's clicked.<text:line-break/></text:span></text:p>
        </text:list-item>
        <text:list-item>
          <text:p text:style-name="P7"><text:span text:style-name="T9">Add the following code with in the </text:span><text:span text:style-name="T4">viewDidLoad</text:span><text:span text:style-name="T9"> selector just after the line where the title is set.</text:span></text:p>
          <text:p text:style-name="P10"><text:span text:style-name="T11">[myButton setTitle:@"Click me" forState:UIControlStateNormal];</text:span><text:span text:style-name="T17"><text:line-break/></text:span><text:span text:style-name="T13">[myButton </text:span><text:span text:style-name="T19">addTarget</text:span><text:span text:style-name="T13">:</text:span><text:span text:style-name="T26">self</text:span><text:span text:style-name="T13"> </text:span><text:span text:style-name="T19">action</text:span><text:span text:style-name="T13">:</text:span><text:span text:style-name="T26">@selector</text:span><text:span text:style-name="T13">(buttonClick:) </text:span><text:span text:style-name="T19">forControlEvents</text:span><text:span text:style-name="T13">:</text:span><text:span text:style-name="T19">UIControlEventTouchUpInside</text:span><text:span text:style-name="T13">];</text:span><text:span text:style-name="T17"><text:line-break/></text:span><text:span text:style-name="T11">[self.view addSubview:myButton];</text:span></text:p>
          <text:p text:style-name="P7"><text:span text:style-name="T8">What this does:</text:span><text:span text:style-name="T9"> This will call a selector called </text:span><text:span text:style-name="T4">buttonClick:</text:span><text:span text:style-name="T9"> that is within the scope of </text:span><text:span text:style-name="T4">self </text:span><text:span text:style-name="T9">(ie: the same class) when the </text:span><text:span text:style-name="T8">TouchUpInside</text:span><text:span text:style-name="T9"> event is fired off.<text:line-break/></text:span></text:p>
        </text:list-item>
        <text:list-item>
          <text:p text:style-name="P7"><text:soft-page-break/><text:span text:style-name="T9">Add the following code anywhere within the </text:span><text:span text:style-name="T8">ViewController.m </text:span><text:span text:style-name="T9">file after the </text:span><text:span text:style-name="T8">@implementation</text:span><text:span text:style-name="T9"> directive. <text:s/>Please note that the order of selectors does not matter to the compiler, but it can make it more human readable. <text:s/></text:span></text:p>
          <text:p text:style-name="P3"><text:span text:style-name="T14">-(</text:span><text:span text:style-name="T27">void</text:span><text:span text:style-name="T14">)buttonClick:(</text:span><text:span text:style-name="T27">id</text:span><text:span text:style-name="T14">)sender{<text:line-break/><text:tab/></text:span><text:span text:style-name="T20">NSLog</text:span><text:span text:style-name="T15">(</text:span><text:span text:style-name="T23">@"The button was clicked:%@"</text:span><text:span text:style-name="T15">, sender);<text:line-break/>}</text:span></text:p>
          <text:p text:style-name="P7"><text:span text:style-name="T8">What this does:</text:span><text:span text:style-name="T9"> This creates the selector that the </text:span><text:span text:style-name="T8">TouchUpInside</text:span><text:span text:style-name="T9"> event will call. <text:s/>Note that it passes along “sender” which is a reference to the object that sent the event notification; in this case, the button that was clicked.<text:line-break/></text:span></text:p>
        </text:list-item>
        <text:list-item>
          <text:p text:style-name="P7"><text:span text:style-name="T2">RUN THE APP.</text:span> <text:s/>This will display the message “The button was clicked” in the console whenever the button is clicked. <text:s/>You'll need to display the console within XCode (⇧⌘C)</text:p>
        </text:list-item>
      </text:list>
      <text:h text:style-name="Heading_20_3" text:outline-level="3">Part 2</text:h>
      <text:p text:style-name="Text_20_body"><text:span text:style-name="T2">Objective:</text:span> Add a UILabel to the screen.</text:p>
      <text:list xml:id="list1069008872" text:continue-numbering="true" text:style-name="L1">
        <text:list-item>
          <text:p text:style-name="P7"><text:span text:style-name="T9">Add the following code to after the </text:span><text:span text:style-name="T8">@interface</text:span><text:span text:style-name="T9"> directive in the </text:span><text:span text:style-name="T8">ViewController.h</text:span><text:span text:style-name="T9"> file. <text:s/>Note that there is an @interface directive in the .m file as well. <text:s/>Putting this in the .h file makes it public, whereas putting it in the .h file makes it private.</text:span></text:p>
          <text:p text:style-name="P11"><text:span text:style-name="T28">@property</text:span><text:span text:style-name="T15"> (</text:span><text:span text:style-name="T28">nonatomic</text:span><text:span text:style-name="T15">, </text:span><text:span text:style-name="T28">strong</text:span><text:span text:style-name="T15">) </text:span><text:span text:style-name="T20">UILabel</text:span><text:span text:style-name="T15"> *myLabel;</text:span></text:p>
          <text:p text:style-name="P7"><text:span text:style-name="T8">What this does:</text:span><text:span text:style-name="T9"> This creates a property that will allow the object to be referred to any time the object it lives in is still in memory. <text:s/>(ie: </text:span><text:span text:style-name="T8">self.myLabel)</text:span><text:span text:style-name="T9"><text:line-break/></text:span></text:p>
        </text:list-item>
        <text:list-item>
          <text:p text:style-name="P7"><text:span text:style-name="T9">Add the following code to the bottom of the </text:span><text:span text:style-name="T4">viewDidLoad:</text:span><text:span text:style-name="T9">selector in the </text:span><text:span text:style-name="T8">ViewController.m</text:span><text:span text:style-name="T9"> file.</text:span></text:p>
          <text:p text:style-name="P4"><text:span text:style-name="T30">self</text:span><text:span text:style-name="T18">.</text:span><text:span text:style-name="T22">myLabel</text:span><text:span text:style-name="T18"> = [[</text:span><text:span text:style-name="T22">UILabel</text:span><text:span text:style-name="T18"> </text:span><text:span text:style-name="T22">alloc</text:span><text:span text:style-name="T18">] </text:span><text:span text:style-name="T22">initWithFrame</text:span><text:span text:style-name="T18">:</text:span><text:span text:style-name="T22">CGRectMake</text:span><text:span text:style-name="T18">(50., 150., 150., 50.)];<text:line-break/></text:span><text:span text:style-name="T30">self</text:span><text:span text:style-name="T18">.</text:span><text:span text:style-name="T22">myLabel</text:span><text:span text:style-name="T18">.</text:span><text:span text:style-name="T22">text</text:span><text:span text:style-name="T18"> = </text:span><text:span text:style-name="T25">@"Hello"</text:span><text:span text:style-name="T18">;<text:line-break/>[</text:span><text:span text:style-name="T30">self</text:span><text:span text:style-name="T18">.</text:span><text:span text:style-name="T22">view</text:span><text:span text:style-name="T18"> </text:span><text:span text:style-name="T22">addSubview</text:span><text:span text:style-name="T18">:</text:span><text:span text:style-name="T30">self</text:span><text:span text:style-name="T18">.</text:span><text:span text:style-name="T22">myLabel</text:span><text:span text:style-name="T18">];</text:span></text:p>
          <text:p text:style-name="P9"><text:span text:style-name="T8">What this does:</text:span><text:span text:style-name="T7"> This creates a UILabel object with a frame, sets the text property, and adds it as a subView to the view of the ViewController.<text:line-break/></text:span></text:p>
        </text:list-item>
        <text:list-item>
          <text:p text:style-name="P7"><text:span text:style-name="T9">Now let's talk to the button! Add the following code after the NSLog line in the </text:span><text:span text:style-name="T4">buttonClick:</text:span><text:span text:style-name="T5"> </text:span><text:span text:style-name="T9">selector.</text:span></text:p>
          <text:p text:style-name="P5"><text:span text:style-name="T12">NSLog(@"The button was clicked: %@", sender);</text:span><text:span text:style-name="T16"><text:line-break/></text:span><text:span text:style-name="T29">self</text:span><text:span text:style-name="T16">.</text:span><text:span text:style-name="T21">myLabel</text:span><text:span text:style-name="T16">.</text:span><text:span text:style-name="T21">text</text:span><text:span text:style-name="T16"> = </text:span><text:span text:style-name="T24">@"Goodbye"</text:span><text:span text:style-name="T16">;</text:span></text:p>
          <text:p text:style-name="P9"><text:span text:style-name="T8">What this does:</text:span><text:span text:style-name="T7"> This changes the text being displayed by the label.<text:line-break/></text:span></text:p>
        </text:list-item>
        <text:list-item>
          <text:p text:style-name="P8">RUN THE APP.<text:span text:style-name="T6"> Now when you click on the button, the text in the label will change.</text:span></text:p>
        </text:list-item>
      </text:list>
      <text:h text:style-name="P2" text:outline-level="3">BONUS</text:h>
      <text:list xml:id="list824027155" text:continue-numbering="true" text:style-name="L1">
        <text:list-item>
          <text:p text:style-name="P7"><text:span text:style-name="T6">Add some logic to the code that will change the text on the label every time the button is clicked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enlo" svg:font-family="Menlo"/>
    <style:font-face style:name="Menlo-Regular" svg:font-family="Menlo-Regular"/>
    <style:font-face style:name="Menlo1" svg:font-family="Menl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mes Eberhardt</meta:initial-creator>
    <meta:creation-date>2012-10-30T15:56:37</meta:creation-date>
    <dc:date>2012-11-03T04:55:01</dc:date>
    <dc:creator>James Eberhardt</dc:creator>
    <meta:editing-duration>PT2H50M36S</meta:editing-duration>
    <meta:editing-cycles>15</meta:editing-cycles>
    <meta:generator>OpenOffice.org/3.3$Unix OpenOffice.org_project/330m20$Build-9567</meta:generator>
    <meta:document-statistic meta:table-count="0" meta:image-count="0" meta:object-count="0" meta:page-count="2" meta:paragraph-count="34" meta:word-count="616" meta:character-count="3916"/>
  </office:meta>
</office:document-meta>
</file>